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Response.toXml( Document docu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OptionsResponse.createFromXml( Element orEl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OptionsResponse.getHrefs( String localName , Namespace name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tionsResponse.addEntry( String localName , Namespace namespace , String [ ] h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ry.Entry( String localName , Namespace namespace , String [ ] hr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